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omputer Operation Manual (COM)</text:p>
      <text:p text:style-name="Author">Development Team</text:p>
      <text:p text:style-name="Date">2024-06-26</text:p>
      <text:h text:style-name="Heading_20_1" text:outline-level="1"><text:bookmark-start text:name="computer-operation-manual-com"/>Computer Operation Manual (COM)<text:bookmark-end text:name="computer-operation-manual-com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COM-001: Manual Identification</text:span> - The manual <text:span text:style-name="T1">shall</text:span> be identified by the following information: - <text:span text:style-name="T1">Manual Name</text:span>: [Manual Name] - <text:span text:style-name="T1">Manual Identifier</text:span>: [COM-001] - <text:span text:style-name="T1">Version</text:span>: 1.0 - <text:span text:style-name="T1">Classification</text:span>: [Unclassified/Classified Level]</text:p>
      <text:h text:style-name="Heading_20_3" text:outline-level="3"><text:bookmark-start text:name="manual-overview"/>1.2 Manual Overview<text:bookmark-end text:name="manual-overview"/></text:h>
      <text:p text:style-name="First_20_paragraph"><text:span text:style-name="T1">COM-002: Manual Purpose</text:span> - The manual <text:span text:style-name="T1">shall</text:span> provide computer operation instructions - The manual <text:span text:style-name="T1">shall</text:span> describe system startup and shutdown procedures - The manual <text:span text:style-name="T1">shall</text:span> cover routine maintenance operation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COM-003: Referenced Standards</text:span> - MIL-STD-498: Software Development and Documentation - [Other applicable standards]</text:p>
      <text:h text:style-name="Heading_20_2" text:outline-level="2"><text:bookmark-start text:name="computer-system-description"/>3. Computer System Description<text:bookmark-end text:name="computer-system-description"/></text:h>
      <text:p text:style-name="First_20_paragraph"><text:span text:style-name="T1">COM-004: System Overview</text:span> - The manual <text:span text:style-name="T1">shall</text:span> describe the computer system configuration - The manual <text:span text:style-name="T1">shall</text:span> list hardware and software components - The manual <text:span text:style-name="T1">shall</text:span> provide system specifications</text:p>
      <text:h text:style-name="Heading_20_2" text:outline-level="2"><text:bookmark-start text:name="operational-procedures"/>4. Operational Procedures<text:bookmark-end text:name="operational-procedures"/></text:h>
      <text:h text:style-name="Heading_20_3" text:outline-level="3"><text:bookmark-start text:name="startup-procedures"/>4.1 Startup Procedures<text:bookmark-end text:name="startup-procedures"/></text:h>
      <text:p text:style-name="First_20_paragraph"><text:span text:style-name="T1">COM-005: System Startup</text:span> - The manual <text:span text:style-name="T1">shall</text:span> provide step-by-step startup procedures - The manual <text:span text:style-name="T1">shall</text:span> include power-on sequence - The manual <text:span text:style-name="T1">shall</text:span> describe system initialization</text:p>
      <text:h text:style-name="Heading_20_3" text:outline-level="3"><text:bookmark-start text:name="shutdown-procedures"/>4.2 Shutdown Procedures<text:bookmark-end text:name="shutdown-procedures"/></text:h>
      <text:p text:style-name="First_20_paragraph"><text:span text:style-name="T1">COM-006: System Shutdown</text:span> - The manual <text:span text:style-name="T1">shall</text:span> provide safe shutdown procedures - The manual <text:span text:style-name="T1">shall</text:span> include data backup instructions - The manual <text:span text:style-name="T1">shall</text:span> describe emergency shutdown procedures</text:p>
      <text:h text:style-name="Heading_20_3" text:outline-level="3"><text:bookmark-start text:name="routine-operations"/>4.3 Routine Operations<text:bookmark-end text:name="routine-operations"/></text:h>
      <text:p text:style-name="First_20_paragraph"><text:span text:style-name="T1">COM-007: Daily Operations</text:span> - The manual <text:span text:style-name="T1">shall</text:span> describe daily operational tasks - The manual <text:span text:style-name="T1">shall</text:span> include monitoring procedures - The manual <text:span text:style-name="T1">shall</text:span> provide troubleshooting guidance</text:p>
      <text:h text:style-name="Heading_20_2" text:outline-level="2"><text:bookmark-start text:name="maintenance-procedures"/>5. Maintenance Procedures<text:bookmark-end text:name="maintenance-procedures"/></text:h>
      <text:p text:style-name="First_20_paragraph"><text:span text:style-name="T1">COM-008: Preventive Maintenance</text:span> - The manual <text:span text:style-name="T1">shall</text:span> describe preventive maintenance schedules - The manual <text:span text:style-name="T1">shall</text:span> include cleaning procedures - The manual <text:span text:style-name="T1">shall</text:span> provide inspection checklists</text:p>
      <text:h text:style-name="Heading_20_2" text:outline-level="2"><text:bookmark-start text:name="troubleshooting"/>6. Troubleshooting<text:bookmark-end text:name="troubleshooting"/></text:h>
      <text:p text:style-name="First_20_paragraph"><text:span text:style-name="T1">COM-009: Problem Resolution</text:span> - The manual <text:span text:style-name="T1">shall</text:span> provide common problem solutions - The manual <text:span text:style-name="T1">shall</text:span> include error code descriptions - The manual <text:span text:style-name="T1">shall</text:span> describe escalation procedures</text:p>
      <text:h text:style-name="Heading_20_2" text:outline-level="2"><text:bookmark-start text:name="notes"/>7. Notes<text:bookmark-end text:name="notes"/></text:h>
      <text:list text:style-name="L1">
        <text:list-item>
          <text:p text:style-name="P1"><text:span text:style-name="T1">COM</text:span>: Computer Operation Manual</text:p>
        </text:list-item>
        <text:list-item>
          <text:p text:style-name="P1"><text:span text:style-name="T1">System</text:span>: Computer hardware and software configu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Computer Operation Manual (COM)</dc:title>
    <dc:description/>
    <dc:subject/>
    <meta:keyword/>
    <meta:initial-creator>Development Team</meta:initial-creator>
    <dc:creator>Development Team</dc:creator>
    <meta:creation-date>2025-06-27T03:46:37Z</meta:creation-date>
    <dc:date>2025-06-27T03:46:37Z</dc:date>
    <meta:user-defined meta:name="date" meta:value-type="string">2024-06-26</meta:user-defined>
    <meta:user-defined meta:name="document_type" meta:value-type="string">Computer Operation Manual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